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.7cm" svg:height="0.6cm" svg:x="1.9cm" svg:y="1.8cm">
          <text:p text:style-name="P1">1 TD+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2.4cm">
          <text:p text:style-name="P1">2 TD-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3cm">
          <text:p text:style-name="P1">3RD+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3.6cm">
          <text:p text:style-name="P1">4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4.2cm">
          <text:p text:style-name="P1">5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4.8cm">
          <text:p text:style-name="P1">6 RD-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5.4cm">
          <text:p text:style-name="P1">7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6cm">
          <text:p text:style-name="P1">8 <text:s text:c="5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1.8cm">
          <text:p text:style-name="P1">1 TD+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2.4cm">
          <text:p text:style-name="P1">2 TD-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3cm">
          <text:p text:style-name="P1">3 RD+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3.6cm">
          <text:p text:style-name="P1">4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4.2cm">
          <text:p text:style-name="P1">5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4.8cm">
          <text:p text:style-name="P1">6 RD-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5.4cm">
          <text:p text:style-name="P1">7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6cm">
          <text:p text:style-name="P1">8 <text:s text:c="5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00:55:57.424000000</meta:creation-date>
    <dc:date>2016-07-28T01:16:57.870000000</dc:date>
    <meta:editing-duration>PT5M39S</meta:editing-duration>
    <meta:editing-cycles>2</meta:editing-cycles>
    <meta:generator>LibreOffice/5.0.4.2$Windows_x86 LibreOffice_project/2b9802c1994aa0b7dc6079e128979269cf95bc78</meta:generator>
    <meta:document-statistic meta:object-count="16"/>
  </office:meta>
</office:document-meta>
</file>